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30000027A2AA245F60B7297C5.png" manifest:media-type="image/png"/>
  <manifest:file-entry manifest:full-path="Pictures/1000020100000209000002AEA20B64B5762D0EF9.png" manifest:media-type="image/png"/>
  <manifest:file-entry manifest:full-path="Pictures/10000201000001DD000002743ABAC83F89BD65BD.png" manifest:media-type="image/png"/>
  <manifest:file-entry manifest:full-path="Pictures/10000201000003FC0000029628FF5FBCF2A07028.png" manifest:media-type="image/png"/>
  <manifest:file-entry manifest:full-path="Pictures/1000020100000275000003387A5312F4B2993001.png" manifest:media-type="image/png"/>
  <manifest:file-entry manifest:full-path="Pictures/10000201000002FF00000207987B628B56A64C39.png" manifest:media-type="image/png"/>
  <manifest:file-entry manifest:full-path="Pictures/10000201000001E20000027FA11B37C1196D954F.png" manifest:media-type="image/png"/>
  <manifest:file-entry manifest:full-path="Pictures/10000201000001DF000002781676CEADC76448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4" style:family="graphic" style:parent-style-name="標準_5f_1">
      <style:graphic-properties draw:stroke="solid" draw:stroke-dash="Long_20_Dot" svg:stroke-width="0.081cm" svg:stroke-color="#ff0000" draw:marker-start-width="0.321cm" draw:marker-end-width="0.321cm" draw:fill="none" draw:fill-color="#ffffff" draw:textarea-horizontal-align="justify" draw:textarea-vertical-align="middle" draw:auto-grow-height="false" fo:min-height="3.064cm" fo:min-width="2.956cm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gr6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標準_5f_1">
      <style:graphic-properties draw:stroke="solid" draw:stroke-dash="Long_20_Dot" svg:stroke-width="0.081cm" svg:stroke-color="#ff0000" draw:marker-start-width="0.321cm" draw:marker-end-width="0.321cm" draw:fill="none" draw:fill-color="#ffffff" draw:textarea-horizontal-align="justify" draw:textarea-vertical-align="middle" draw:auto-grow-height="false" fo:min-height="1.65cm" fo:min-width="2.956cm" fo:padding-top="0.165cm" fo:padding-bottom="0.165cm" fo:padding-left="0.29cm" fo:padding-right="0.29cm"/>
    </style:style>
    <style:style style:name="gr8" style:family="graphic" style:parent-style-name="標準_5f_1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1.446cm" fo:min-width="8.596cm" fo:padding-top="0.177cm" fo:padding-bottom="0.177cm" fo:padding-left="0.302cm" fo:padding-right="0.302cm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10" style:family="graphic" style:parent-style-name="標準_5f_1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2.596cm" fo:padding-top="0.177cm" fo:padding-bottom="0.177cm" fo:padding-left="0.302cm" fo:padding-right="0.302cm"/>
    </style:style>
    <style:style style:name="gr11" style:family="graphic" style:parent-style-name="標準_5f_1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3.046cm" fo:min-width="2.396cm" fo:padding-top="0.177cm" fo:padding-bottom="0.177cm" fo:padding-left="0.302cm" fo:padding-right="0.302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462cm" fo:min-width="3.139cm"/>
      <style:paragraph-properties style:writing-mode="lr-tb"/>
    </style:style>
    <style:style style:name="gr13" style:family="graphic" style:parent-style-name="標準_5f_1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046cm" fo:min-width="2.596cm" fo:padding-top="0.177cm" fo:padding-bottom="0.177cm" fo:padding-left="0.302cm" fo:padding-right="0.302cm"/>
    </style:style>
    <style:style style:name="gr14" style:family="graphic" style:parent-style-name="標準_5f_1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2.046cm" fo:min-width="0.396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1.123cm" fo:min-width="4.3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923cm" fo:min-width="2.196cm" fo:padding-top="0.177cm" fo:padding-bottom="0.177cm" fo:padding-left="0.302cm" fo:padding-right="0.302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9pt" style:font-size-asian="9pt" style:font-size-complex="9pt"/>
    </style:style>
    <style:style style:name="T1" style:family="text">
      <style:text-properties fo:color="#c9211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10.111cm" svg:height="13.341cm" svg:x="15.089cm" svg:y="1.6cm">
          <draw:image xlink:href="Pictures/10000201000001DF000002781676CEADC7644800.png" xlink:type="simple" xlink:show="embed" xlink:actuate="onLoad" loext:mime-type="image/png">
            <text:p/>
          </draw:image>
        </draw:frame>
        <draw:frame draw:style-name="gr1" draw:text-style-name="P1" draw:layer="layout" svg:width="10.069cm" svg:height="13.349cm" svg:x="2.131cm" svg:y="1.451cm">
          <draw:image xlink:href="Pictures/10000201000001E20000027FA11B37C1196D954F.png" xlink:type="simple" xlink:show="embed" xlink:actuate="onLoad" loext:mime-type="image/png">
            <text:p/>
          </draw:image>
        </draw:frame>
        <draw:frame draw:style-name="gr2" draw:text-style-name="P2" draw:layer="layout" svg:width="1.277cm" svg:height="1.562cm" svg:x="7cm" svg:y="0.6cm">
          <draw:text-box>
            <text:p>P5</text:p>
          </draw:text-box>
        </draw:frame>
        <draw:frame draw:style-name="gr3" draw:text-style-name="P2" draw:layer="layout" svg:width="1.277cm" svg:height="0.962cm" svg:x="18.523cm" svg:y="0.438cm">
          <draw:text-box>
            <text:p>P7</text:p>
          </draw:text-box>
        </draw:frame>
        <draw:custom-shape draw:style-name="gr4" draw:text-style-name="P3" draw:layer="layout" svg:width="5cm" svg:height="4.8cm" svg:x="7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cm" svg:height="4.8cm" svg:x="20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6" draw:text-style-name="P2" draw:layer="layout" svg:width="3.2cm" svg:height="1.673cm" svg:x="7cm" svg:y="0.6cm">
          <draw:text-box>
            <text:p>P10</text:p>
          </draw:text-box>
        </draw:frame>
        <draw:frame draw:style-name="gr3" draw:text-style-name="P2" draw:layer="layout" svg:width="1.277cm" svg:height="0.962cm" svg:x="18.523cm" svg:y="0.438cm">
          <draw:text-box>
            <text:p>P7</text:p>
          </draw:text-box>
        </draw:frame>
        <draw:frame draw:style-name="gr1" draw:text-style-name="P1" draw:layer="layout" svg:width="10.533cm" svg:height="13.8cm" svg:x="2.4cm" svg:y="1.4cm">
          <draw:image xlink:href="Pictures/1000020100000275000003387A5312F4B2993001.png" xlink:type="simple" xlink:show="embed" xlink:actuate="onLoad" loext:mime-type="image/png">
            <text:p/>
          </draw:image>
        </draw:frame>
        <draw:custom-shape draw:style-name="gr7" draw:text-style-name="P3" draw:layer="layout" svg:width="5cm" svg:height="2.8cm" svg:x="7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178cm" svg:height="13.4cm" svg:x="15.4cm" svg:y="1.8cm">
          <draw:image xlink:href="Pictures/10000201000001DD000002743ABAC83F89BD65BD.png" xlink:type="simple" xlink:show="embed" xlink:actuate="onLoad" loext:mime-type="image/png">
            <text:p/>
          </draw:image>
        </draw:frame>
        <draw:custom-shape draw:style-name="gr8" draw:text-style-name="P1" draw:layer="layout" svg:width="9.2cm" svg:height="1.8cm" svg:x="15.8cm" svg:y="12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" draw:text-style-name="P1" draw:layer="layout" svg:width="10.266cm" svg:height="13.517cm" svg:x="14.534cm" svg:y="1.6cm">
          <draw:image xlink:href="Pictures/1000020100000209000002AEA20B64B5762D0EF9.png" xlink:type="simple" xlink:show="embed" xlink:actuate="onLoad" loext:mime-type="image/png">
            <text:p/>
          </draw:image>
        </draw:frame>
        <draw:frame draw:style-name="gr1" draw:text-style-name="P1" draw:layer="layout" svg:width="10.397cm" svg:height="13.649cm" svg:x="2.8cm" svg:y="1.551cm">
          <draw:image xlink:href="Pictures/10000201000001E30000027A2AA245F60B7297C5.png" xlink:type="simple" xlink:show="embed" xlink:actuate="onLoad" loext:mime-type="image/png">
            <text:p/>
          </draw:image>
        </draw:frame>
        <draw:frame draw:style-name="gr6" draw:text-style-name="P2" draw:layer="layout" svg:width="3.2cm" svg:height="1.673cm" svg:x="7cm" svg:y="0.6cm">
          <draw:text-box>
            <text:p>P15</text:p>
          </draw:text-box>
        </draw:frame>
        <draw:frame draw:style-name="gr9" draw:text-style-name="P2" draw:layer="layout" svg:width="1.628cm" svg:height="0.962cm" svg:x="18.523cm" svg:y="0.438cm">
          <draw:text-box>
            <text:p>P21</text:p>
          </draw:text-box>
        </draw:frame>
        <draw:custom-shape draw:style-name="gr8" draw:text-style-name="P1" draw:layer="layout" svg:width="9.2cm" svg:height="1.8cm" svg:x="3.6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cm" svg:height="0.8cm" svg:x="21.8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.4cm" svg:x="21.6cm" svg:y="3.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639cm" svg:height="0.712cm" svg:x="22.961cm" svg:y="6.688cm">
          <draw:text-box>
            <text:p><text:span text:style-name="T1">ここの「</text:span><text:span text:style-name="T1">AUTHORS</text:span><text:span text:style-name="T1">」</text:span></text:p>
          </draw:text-box>
        </draw:frame>
        <draw:custom-shape draw:style-name="gr13" draw:text-style-name="P1" draw:layer="layout" svg:width="3.2cm" svg:height="0.4cm" svg:x="17.468cm" svg:y="8.3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2.4cm" svg:x="14.6cm" svg:y="4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draw:style-name="gr15" draw:text-style-name="P2" draw:layer="layout" svg:width="3.2cm" svg:height="1.673cm" svg:x="7cm" svg:y="0.6cm">
          <draw:text-box>
            <text:p>P23</text:p>
          </draw:text-box>
        </draw:frame>
        <draw:frame draw:style-name="gr1" draw:text-style-name="P1" draw:layer="layout" svg:width="18.6cm" svg:height="12.071cm" svg:x="2.4cm" svg:y="1.806cm">
          <draw:image xlink:href="Pictures/10000201000003FC0000029628FF5FBCF2A07028.png" xlink:type="simple" xlink:show="embed" xlink:actuate="onLoad" loext:mime-type="image/png">
            <text:p/>
          </draw:image>
        </draw:frame>
        <draw:custom-shape draw:style-name="gr16" draw:text-style-name="P1" draw:layer="layout" svg:width="5cm" svg:height="1.477cm" svg:x="3.2cm" svg:y="8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1" draw:text-style-name="P1" draw:layer="layout" svg:width="12.649cm" svg:height="8.559cm" svg:x="8cm" svg:y="2.641cm">
          <draw:image xlink:href="Pictures/10000201000002FF00000207987B628B56A64C39.png" xlink:type="simple" xlink:show="embed" xlink:actuate="onLoad" loext:mime-type="image/png">
            <text:p/>
          </draw:image>
        </draw:frame>
        <draw:frame draw:style-name="gr15" draw:text-style-name="P2" draw:layer="layout" svg:width="3.2cm" svg:height="1.673cm" svg:x="9cm" svg:y="1cm">
          <draw:text-box>
            <text:p>P25</text:p>
          </draw:text-box>
        </draw:frame>
        <draw:custom-shape draw:style-name="gr17" draw:text-style-name="P1" draw:layer="layout" svg:width="2.8cm" svg:height="1.277cm" svg:x="8.4cm" svg:y="8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8:46:32.820300191</meta:creation-date>
    <dc:date>2022-05-02T08:48:27.760830921</dc:date>
    <meta:editing-duration>PT2M1S</meta:editing-duration>
    <meta:editing-cycles>1</meta:editing-cycles>
    <meta:document-statistic meta:object-count="59"/>
    <meta:generator>LibreOffice/6.4.7.2$Linux_X86_64 LibreOffice_project/40$Build-2</meta:generator>
  </office:meta>
</office:document-meta>
</file>